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ProcSet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ProcSet.PSProcSet( String name , float version , int 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SProcSet.PSProcSe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ProcSet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ProcSet.getResourceSpec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